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dc2300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color="#47b8b8"/>
    </style:style>
    <style:style style:name="P5" style:family="paragraph">
      <style:text-properties fo:color="#008000" fo:font-size="13pt" style:font-size-asian="13pt" style:font-size-complex="13pt"/>
    </style:style>
    <style:style style:name="P6" style:family="paragraph">
      <style:text-properties fo:color="#008080" fo:font-size="13pt" style:font-size-asian="13pt" style:font-size-complex="13pt"/>
    </style:style>
    <style:style style:name="P7" style:family="paragraph">
      <style:paragraph-properties fo:text-align="center"/>
      <style:text-properties fo:color="#ff0000"/>
    </style:style>
    <style:style style:name="P8" style:family="paragraph">
      <style:text-properties fo:color="#ff0000" fo:font-size="13pt" style:font-size-asian="13pt" style:font-size-complex="13pt"/>
    </style:style>
    <style:style style:name="T1" style:family="text">
      <style:text-properties fo:color="#dc23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47b8b8"/>
    </style:style>
    <style:style style:name="T4" style:family="text">
      <style:text-properties fo:color="#008000" fo:font-size="13pt" style:font-size-asian="13pt" style:font-size-complex="13pt"/>
    </style:style>
    <style:style style:name="T5" style:family="text">
      <style:text-properties fo:color="#008080" fo:font-size="13pt" style:font-size-asian="13pt" style:font-size-complex="13pt"/>
    </style:style>
    <style:style style:name="T6" style:family="text">
      <style:text-properties fo:color="#ff0000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5cm" svg:height="4cm" svg:x="5cm" svg:y="12.5cm">
          <text:p text:style-name="P1"><text:span text:style-name="T1">Server principal 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2" draw:layer="layout" svg:width="6cm" svg:height="3cm" svg:x="8cm" svg:y="7.5cm">
          <text:p text:style-name="P1"><text:span text:style-name="T2">Temporary File: « Result »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id="id3" draw:layer="layout" svg:width="5cm" svg:height="3cm" svg:x="7cm" svg:y="2.5cm">
          <text:p text:style-name="P1"><text:span text:style-name="T3">Graphical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7.5cm" svg:y1="12.5cm" svg:x2="11cm" svg:y2="7.5cm" draw:start-shape="id1" draw:start-glue-point="0" draw:end-shape="id2" draw:end-glue-point="0" svg:d="m7500 12500v-5500h3500v500">
          <text:p/>
        </draw:connector>
        <draw:connector draw:style-name="gr4" draw:text-style-name="P1" draw:layer="layout" svg:x1="14cm" svg:y1="9cm" svg:x2="12cm" svg:y2="4cm" draw:start-shape="id2" draw:start-glue-point="1" draw:end-shape="id3" draw:end-glue-point="1" svg:d="m14000 9000h500v-5000h-2500">
          <text:p/>
        </draw:connector>
        <draw:frame draw:style-name="gr5" draw:text-style-name="P5" draw:layer="layout" svg:width="5.5cm" svg:height="0.763cm" svg:x="7.5cm" svg:y="11.737cm">
          <draw:text-box>
            <text:p><text:span text:style-name="T4">2) Standard Output</text:span></text:p>
          </draw:text-box>
        </draw:frame>
        <draw:frame draw:style-name="gr6" draw:text-style-name="P6" draw:layer="layout" svg:width="3.601cm" svg:height="0.763cm" svg:x="11.9cm" svg:y="3.1cm">
          <draw:text-box>
            <text:p><text:span text:style-name="T5">3) Reading File</text:span></text:p>
          </draw:text-box>
        </draw:frame>
        <draw:connector draw:style-name="gr7" draw:text-style-name="P7" draw:layer="layout" draw:line-skew="-2.5cm" svg:x1="7cm" svg:y1="4cm" svg:x2="5cm" svg:y2="14.5cm" draw:start-shape="id3" draw:start-glue-point="3" draw:end-shape="id1" draw:end-glue-point="3" svg:d="m7000 4000h-5000v10500h3000">
          <text:p/>
        </draw:connector>
        <draw:frame draw:style-name="gr6" draw:text-style-name="P8" draw:layer="layout" svg:width="5.887cm" svg:height="0.763cm" svg:x="1.3cm" svg:y="3.252cm">
          <draw:text-box>
            <text:p><text:span text:style-name="T6">1) Loading server progr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7T23:17:26</meta:creation-date>
    <dc:date>2009-06-08T07:53:53</dc:date>
    <meta:editing-duration>PT00H11M53S</meta:editing-duration>
    <meta:editing-cycles>3</meta:editing-cycles>
    <meta:generator>OpenOffice.org/3.0$Linux OpenOffice.org_project/300m15$Build-9379</meta:generator>
    <meta:document-statistic meta:object-count="9"/>
    <meta:user-defined meta:name="Info 1"/>
    <meta:user-defined meta:name="Info 2"/>
    <meta:user-defined meta:name="Info 3"/>
    <meta:user-defined meta:name="Info 4"/>
  </office:meta>
</office:document-meta>
</file>